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55cm" fo:min-width="4.3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75cm" fo:min-width="4.3cm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99" draw:textarea-horizontal-align="justify" draw:textarea-vertical-align="middle" draw:auto-grow-height="false" fo:min-height="1.792cm" fo:min-width="6.538cm" fo:wrap-option="no-wrap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95cm" fo:min-width="2.6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95cm" fo:min-width="2.6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1.59cm" fo:min-width="1.48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0.05cm" fo:min-width="3.986cm"/>
    </style:style>
    <style:style style:name="gr10" style:family="graphic" style:parent-style-name="standard">
      <style:graphic-properties svg:stroke-color="#000000" draw:fill-color="#ffff99" draw:textarea-horizontal-align="justify" draw:textarea-vertical-align="middle" draw:auto-grow-height="false" fo:min-height="0.05cm" fo:min-width="3.986cm"/>
    </style:style>
    <style:style style:name="gr11" style:family="graphic" style:parent-style-name="standard">
      <style:graphic-properties svg:stroke-color="#000000" draw:fill-color="#ffff99" draw:textarea-horizontal-align="justify" draw:textarea-vertical-align="middle" draw:auto-grow-height="false" fo:min-height="3.034cm" fo:min-width="0cm"/>
    </style:style>
    <style:style style:name="gr12" style:family="graphic" style:parent-style-name="standard">
      <style:graphic-properties svg:stroke-color="#000000" draw:fill-color="#ffff99" draw:textarea-horizontal-align="justify" draw:textarea-vertical-align="middle" draw:auto-grow-height="false" fo:min-height="4.476cm" fo:min-width="0cm"/>
    </style:style>
    <style:style style:name="gr13" style:family="graphic" style:parent-style-name="standard">
      <style:graphic-properties svg:stroke-color="#000000" draw:fill-color="#ffff99" draw:textarea-horizontal-align="justify" draw:textarea-vertical-align="middle" draw:auto-grow-height="false" fo:min-height="0.05cm" fo:min-width="2.224cm"/>
    </style:style>
    <style:style style:name="gr14" style:family="graphic" style:parent-style-name="standard">
      <style:graphic-properties svg:stroke-color="#000000" draw:fill-color="#ffff99" draw:textarea-horizontal-align="justify" draw:textarea-vertical-align="middle" draw:auto-grow-height="false" fo:min-height="0.2cm" fo:min-width="2.624cm"/>
    </style:style>
    <style:style style:name="gr15" style:family="graphic" style:parent-style-name="standard">
      <style:graphic-properties svg:stroke-color="#000000" draw:fill-color="#ffff99" draw:textarea-vertical-align="middle"/>
    </style:style>
    <style:style style:name="gr16" style:family="graphic" style:parent-style-name="standard">
      <style:graphic-properties svg:stroke-color="#000000" draw:fill-color="#ff3333" draw:textarea-horizontal-align="justify" draw:textarea-vertical-align="middle" draw:auto-grow-height="false" fo:min-height="0.35cm" fo:min-width="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cm" svg:height="1.8cm" svg:x="2cm" svg:y="3.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2cm" svg:x="2cm" svg:y="5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8cm" svg:x="2cm" svg:y="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8cm" svg:x="2.1cm" svg:y="10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8cm" svg:x="2.1cm" svg:y="12.1cm">
          <text:p text:style-name="P1">5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8cm" svg:y1="4.5cm" svg:x2="7.9cm" svg:y2="4.4cm">
          <text:p/>
        </draw:line>
        <draw:line draw:style-name="gr3" draw:text-style-name="P2" draw:layer="layout" svg:x1="6.8cm" svg:y1="4.491cm" svg:x2="7.9cm" svg:y2="4.391cm">
          <text:p/>
        </draw:line>
        <draw:line draw:style-name="gr3" draw:text-style-name="P2" draw:layer="layout" svg:x1="6.8cm" svg:y1="4.491cm" svg:x2="7.9cm" svg:y2="4.391cm">
          <text:p/>
        </draw:line>
        <draw:line draw:style-name="gr3" draw:text-style-name="P2" draw:layer="layout" svg:x1="6.8cm" svg:y1="4.482cm" svg:x2="7.9cm" svg:y2="4.382cm">
          <text:p/>
        </draw:line>
        <draw:line draw:style-name="gr3" draw:text-style-name="P2" draw:layer="layout" svg:x1="6.9cm" svg:y1="6.7cm" svg:x2="8.5cm" svg:y2="6.7cm">
          <text:p/>
        </draw:line>
        <draw:line draw:style-name="gr3" draw:text-style-name="P2" draw:layer="layout" svg:x1="6.9cm" svg:y1="8.8cm" svg:x2="8.4cm" svg:y2="8.8cm">
          <text:p/>
        </draw:line>
        <draw:line draw:style-name="gr3" draw:text-style-name="P2" draw:layer="layout" svg:x1="7cm" svg:y1="10.8cm" svg:x2="8.6cm" svg:y2="10.8cm">
          <text:p/>
        </draw:line>
        <draw:line draw:style-name="gr3" draw:text-style-name="P2" draw:layer="layout" svg:x1="7.1cm" svg:y1="12.8cm" svg:x2="8.6cm" svg:y2="12.9cm">
          <text:p/>
        </draw:line>
        <draw:custom-shape draw:style-name="gr4" draw:text-style-name="P3" draw:layer="layout" svg:width="10cm" svg:height="2.9cm" svg:x="3.4cm" svg:y="0cm">
          <text:p text:style-name="P1">Random Process Ids array</text:p>
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1" draw:layer="layout" svg:width="3.1cm" svg:height="1.2cm" svg:x="8.4cm" svg:y="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cm" svg:height="1.2cm" svg:x="8.4cm" svg:y="4.1cm">
          <text:p/>
          <draw:enhanced-geometry svg:viewBox="0 0 21600 21600" draw:type="rectangle" draw:enhanced-path="M 0 0 L 21600 0 21600 21600 0 21600 0 0 Z N"/>
        </draw:custom-shape>
        <draw:path draw:style-name="gr7" draw:text-style-name="P2" draw:layer="layout" svg:width="1.175cm" svg:height="0cm" draw:transform="rotate (-1.5707963267949) translate (9.897cm 4.067cm)" svg:viewBox="0 0 1176 0" svg:d="M0 0h539 490 147">
          <text:p/>
        </draw:path>
        <draw:custom-shape draw:style-name="gr5" draw:text-style-name="P1" draw:layer="layout" svg:width="3.1cm" svg:height="1.2cm" svg:x="8.4cm" svg:y="4.1cm">
          <text:p text:style-name="P1">2</text:p>
          <draw:enhanced-geometry svg:viewBox="0 0 21600 21600" draw:type="rectangle" draw:enhanced-path="M 0 0 L 21600 0 21600 21600 0 21600 0 0 Z N"/>
        </draw:custom-shape>
        <draw:path draw:style-name="gr7" draw:text-style-name="P2" draw:layer="layout" svg:width="1.371cm" svg:height="-0.001cm" draw:transform="rotate (-1.5707963267949) translate (9.799cm 4.018cm)" svg:viewBox="0 0 1372 0" svg:d="M0 0h490 490 392">
          <text:p/>
        </draw:path>
        <draw:custom-shape draw:style-name="gr5" draw:text-style-name="P1" draw:layer="layout" svg:width="3.1cm" svg:height="1.2cm" svg:x="12.2cm" svg:y="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cm" svg:height="1.2cm" svg:x="8.6cm" svg:y="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cm" svg:height="1.2cm" svg:x="12.8cm" svg:y="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cm" svg:height="1.2cm" svg:x="16.7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cm" svg:height="1.2cm" svg:x="16.7cm" svg:y="6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1cm" svg:height="1.2cm" svg:x="8.5cm" svg:y="8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1cm" svg:height="1.2cm" svg:x="12.9cm" svg:y="8.2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3.1cm" svg:height="1.2cm" svg:x="8.7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1cm" svg:height="1.2cm" svg:x="8.7cm" svg:y="10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1cm" svg:height="1.2cm" svg:x="8.3cm" svg:y="12.3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1.8cm" svg:y1="6.6cm" svg:x2="12.9cm" svg:y2="6.6cm">
          <text:p/>
        </draw:line>
        <draw:line draw:style-name="gr3" draw:text-style-name="P2" draw:layer="layout" svg:x1="11.5cm" svg:y1="4.7cm" svg:x2="12.4cm" svg:y2="4.7cm">
          <text:p/>
        </draw:line>
        <draw:line draw:style-name="gr3" draw:text-style-name="P2" draw:layer="layout" svg:x1="16cm" svg:y1="6.7cm" svg:x2="17cm" svg:y2="6.7cm">
          <text:p/>
        </draw:line>
        <draw:line draw:style-name="gr3" draw:text-style-name="P2" draw:layer="layout" svg:x1="11.8cm" svg:y1="8.8cm" svg:x2="13.2cm" svg:y2="8.8cm">
          <text:p/>
        </draw:line>
        <draw:custom-shape draw:style-name="gr8" draw:text-style-name="P1" draw:layer="layout" svg:width="2.8cm" svg:height="2.6cm" svg:x="3.4cm" svg:y="17.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8cm" svg:height="2.6cm" svg:x="11.5cm" svg:y="17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8cm" svg:height="2.6cm" svg:x="2.5cm" svg:y="24.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8cm" svg:height="2.6cm" svg:x="9.2cm" svg:y="25.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8cm" svg:height="2.6cm" svg:x="15.4cm" svg:y="24.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5.6cm" svg:height="0.6cm" svg:x="6.2cm" svg:y="18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3" draw:layer="layout" svg:width="5.6cm" svg:height="0.6cm" svg:x="6.201cm" svg:y="18.8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3" draw:layer="layout" svg:width="1cm" svg:height="4.1cm" svg:x="4.3cm" svg:y="20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3" draw:layer="layout" svg:width="0.7cm" svg:height="5.9cm" svg:x="10.9cm" svg:y="1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3" draw:layer="layout" svg:width="3.4cm" svg:height="0.6cm" svg:x="12.2cm" svg:y="26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3.1cm" svg:height="1.2cm" svg:x="12.5cm" svg:y="10.1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1.9cm" svg:y1="10.8cm" svg:x2="12.6cm" svg:y2="10.9cm">
          <text:p/>
        </draw:line>
        <draw:custom-shape draw:style-name="gr14" draw:text-style-name="P3" draw:layer="layout" svg:width="3.9cm" svg:height="0.9cm" svg:x="5.4cm" svg:y="25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3.1cm" svg:height="1.2cm" svg:x="16.1cm" svg:y="4.2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5.3cm" svg:y1="4.8cm" svg:x2="16.4cm" svg:y2="4.8cm">
          <text:p/>
        </draw:line>
        <draw:path draw:style-name="gr15" draw:text-style-name="P3" draw:layer="layout" svg:width="4.311cm" svg:height="5.486cm" svg:x="5.83cm" svg:y="20.04cm" svg:viewBox="0 0 4312 5487" svg:d="M0 0c153 710 249 1557 833 2009 509 394 177 1175 1127 1176 716 0 619 1140 1323 1371l392 490 490 441 147-98z">
          <text:p/>
        </draw:path>
        <draw:path draw:style-name="gr15" draw:text-style-name="P3" draw:layer="layout" svg:width="2.594cm" svg:height="5.78cm" svg:x="13.866cm" svg:y="19.305cm" svg:viewBox="0 0 2595 5781" svg:d="M0 0c161 598 452 1152 784 1666 327 506 681 1003 882 1568 176 495 415 1055 245 1567-364 1100 1056-82 588 980l-441-294z">
          <text:p/>
        </draw:path>
        <draw:custom-shape draw:style-name="gr16" draw:text-style-name="P4" draw:layer="layout" svg:width="12.5cm" svg:height="0.6cm" svg:x="3.3cm" svg:y="28.7cm">
          <text:p text:style-name="P1">Jaydeep Vasoy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7T12:33:56.445234080</meta:creation-date>
    <dc:date>2017-06-17T15:12:41.040532176</dc:date>
    <meta:editing-duration>PT2H28M5S</meta:editing-duration>
    <meta:editing-cycles>2</meta:editing-cycles>
    <meta:generator>LibreOffice/5.1.6.2$Linux_x86 LibreOffice_project/10m0$Build-2</meta:generator>
    <meta:document-statistic meta:object-count="51"/>
  </office:meta>
</office:document-meta>
</file>